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Courier" svg:font-family="Courier"/>
    <style:font-face style:name="Times" svg:font-family="Times"/>
  </office:font-face-decls>
  <office:automatic-styles>
    <style:style style:name="Table1" style:family="table">
      <style:table-properties style:width="7.0in" table:align="margins"/>
    </style:style>
    <style:style style:name="P1" style:family="paragraph" style:parent-style-name="Standard">
      <style:paragraph-properties style:line-height-at-least="0.2917in"/>
      <style:text-properties style:font-name="Times" fo:font-size="15.0pt" fo:color="#18191b"/>
    </style:style>
    <style:style style:name="P2" style:family="paragraph" style:parent-style-name="Standard">
      <style:paragraph-properties style:line-height-at-least="0.2500in"/>
      <style:text-properties style:font-name="Times" fo:font-size="16.0pt" fo:color="#18191b"/>
    </style:style>
    <style:style style:name="P3" style:family="paragraph" style:parent-style-name="Standard">
      <style:paragraph-properties style:line-height-at-least="0.1944in"/>
      <style:text-properties style:font-name="Times" fo:font-size="12.0pt" fo:color="#000000"/>
    </style:style>
    <style:style style:name="P4" style:family="paragraph" style:parent-style-name="Standard">
      <style:paragraph-properties style:line-height-at-least="0.1944in"/>
      <style:text-properties style:font-name="Courier" fo:font-size="12.0pt" fo:color="#000000"/>
    </style:style>
    <style:style style:name="T1" style:family="text">
      <style:text-properties fo:letter-spacing="0.0000in"/>
    </style:style>
    <style:style style:name="T2" style:family="text">
      <style:text-properties fo:font-weight="bold" fo:font-weight-asian="bold" fo:font-weight-complex="bold" fo:letter-spacing="0.0000in"/>
    </style:style>
    <style:style style:name="T3" style:family="text">
      <style:text-properties fo:font-style="italic" fo:font-style-asian="italic" fo:font-style-complex="italic" fo:letter-spacing="0.0000in"/>
    </style:style>
    <style:style style:name="T4" style:family="text">
      <style:text-properties style:font-name="Courier" fo:letter-spacing="0.0000in"/>
    </style:style>
    <style:style style:name="T5" style:family="text">
      <style:text-properties fo:font-size="13.3pt" fo:font-size-asian="13.3pt" fo:font-size-complex="13.3pt" style:text-position="super 100%" fo:letter-spacing="0.0000in"/>
    </style:style>
    <style:style style:name="TableColumn1" style:family="table-column">
      <style:table-column-properties style:column-width="3.4625in" style:rel-column-width="32767*"/>
    </style:style>
    <style:style style:name="TableCell1" style:family="table-cell">
      <style:table-cell-properties fo:padding="0.0382in"/>
    </style:style>
  </office:automatic-styles>
  <office:body>
    <office:text>
      <text:p text:style-name="P1"><text:span text:style-name="T1">Problem</text:span></text:p>
      <text:p text:style-name="P2"><text:span text:style-name="T1">Thanh wants to paint a wonderful mural on a wall that is </text:span><text:span text:style-name="T2">N</text:span><text:span text:style-name="T1"> sections long. Each section of the wall has a </text:span><text:span text:style-name="T3">beauty score</text:span><text:span text:style-name="T1">, which indicates how beautiful it will look if it is painted. Unfortunately, the wall is starting to crumble due to a recent flood, so he will need to work fast!</text:span></text:p>
      <text:p text:style-name="P2"><text:span text:style-name="T1">At the beginning of each day, Thanh will paint one of the sections of the wall. On the first day, he is free to paint any section he likes. On each subsequent day, he must paint a new section that is next to a section he has already painted, since he does not want to split up the mural.</text:span></text:p>
      <text:p text:style-name="P2"><text:span text:style-name="T1">At the end of each day, one section of the wall will be destroyed. It is always a section of wall that is adjacent to only one other section and is unpainted (Thanh is using a waterproof paint, so painted sections can't be destroyed).</text:span></text:p>
      <text:p text:style-name="P2"><text:span text:style-name="T1">The </text:span><text:span text:style-name="T3">total beauty</text:span><text:span text:style-name="T1"> of Thanh's mural will be equal to the sum of the beauty scores of the sections he has painted. Thanh would like to guarantee that, no matter how the wall is destroyed, he can still achieve a total beauty of at least B. What's the maximum value of B for which he can make this guarantee?</text:span></text:p>
      <text:p text:style-name="P1"><text:span text:style-name="T1">Input</text:span></text:p>
      <text:p text:style-name="P2"><text:span text:style-name="T1">The first line of the input gives the number of test cases, </text:span><text:span text:style-name="T2">T</text:span><text:span text:style-name="T1">. </text:span><text:span text:style-name="T2">T</text:span><text:span text:style-name="T1"> test cases follow. Each test case starts with a line containing an integer </text:span><text:span text:style-name="T2">N</text:span><text:span text:style-name="T1">. Then, another line follows containing a string of </text:span><text:span text:style-name="T2">N</text:span><text:span text:style-name="T1"> digits from 0 to 9. The i-th digit represents the beauty score of the i-th section of the wall.</text:span></text:p>
      <text:p text:style-name="P1"><text:span text:style-name="T1">Output</text:span></text:p>
      <text:p text:style-name="P2"><text:span text:style-name="T1">For each test case, output one line containing </text:span><text:span text:style-name="T4">Case #x: y</text:span><text:span text:style-name="T1">, where </text:span><text:span text:style-name="T4">x</text:span><text:span text:style-name="T1"> is the test case number (starting from 1) and </text:span><text:span text:style-name="T4">y</text:span><text:span text:style-name="T1"> is the maximum beauty score that Thanh can guarantee that he can achieve, as described above.</text:span></text:p>
      <text:p text:style-name="P1"><text:span text:style-name="T1">Limits</text:span></text:p>
      <text:p text:style-name="P2"><text:span text:style-name="T1">1 ≤ </text:span><text:span text:style-name="T2">T</text:span><text:span text:style-name="T1"> ≤ 100.<text:line-break/>Time limit: 20 seconds per test set.<text:line-break/>Memory limit: 1 GB.<text:line-break/></text:span></text:p>
      <text:p text:style-name="P1"><text:span text:style-name="T1">Small dataset (Test set 1 - Visible)</text:span></text:p>
      <text:p text:style-name="P2"><text:span text:style-name="T1">2 ≤ </text:span><text:span text:style-name="T2">N</text:span><text:span text:style-name="T1"> ≤ 100.<text:line-break/></text:span></text:p>
      <text:p text:style-name="P1"><text:span text:style-name="T1">Large dataset (Test set 2 - Hidden)</text:span></text:p>
      <text:p text:style-name="P2"><text:span text:style-name="T1">For exactly 1 case, </text:span><text:span text:style-name="T2">N</text:span><text:span text:style-name="T1"> = 5 × 10</text:span><text:span text:style-name="T5">6</text:span><text:span text:style-name="T1">; for the other </text:span><text:span text:style-name="T2">T</text:span><text:span text:style-name="T1"> - 1 cases, 2 ≤ </text:span><text:span text:style-name="T2">N</text:span><text:span text:style-name="T1"> ≤ 100.<text:line-break/></text:span></text:p>
      <text:p text:style-name="P1"><text:span text:style-name="T1">Sample</text:span></text:p>
      <table:table table:name="Table1" table:style-name="Table1">
        <table:table-column table:style-name="TableColumn1"/>
        <table:table-column table:style-name="TableColumn1"/>
        <table:table-row>
          <table:table-cell table:style-name="TableCell1">
            <text:p text:style-name="P3"><text:span text:style-name="T1"/></text:p>
            <text:p text:style-name="P3"><text:span text:style-name="T1">Input</text:span></text:p>
            <text:p text:style-name="P3"><text:span text:style-name="T1"> </text:span></text:p>
          </table:table-cell>
          <table:table-cell table:style-name="TableCell1">
            <text:p text:style-name="P3"><text:span text:style-name="T1"/></text:p>
            <text:p text:style-name="P3"><text:span text:style-name="T1">Output</text:span></text:p>
            <text:p text:style-name="P3"><text:span text:style-name="T1"> </text:span></text:p>
          </table:table-cell>
        </table:table-row>
        <table:table-row>
          <table:table-cell table:style-name="TableCell1">
            <text:p text:style-name="P4"><text:span text:style-name="T1">4</text:span></text:p>
            <text:p text:style-name="P4"><text:span text:style-name="T1">4</text:span></text:p>
            <text:p text:style-name="P4"><text:span text:style-name="T1">1332</text:span></text:p>
            <text:p text:style-name="P4"><text:span text:style-name="T1">4</text:span></text:p>
            <text:p text:style-name="P4"><text:span text:style-name="T1">9583</text:span></text:p>
            <text:p text:style-name="P4"><text:span text:style-name="T1">3</text:span></text:p>
            <text:p text:style-name="P4"><text:span text:style-name="T1">616</text:span></text:p>
            <text:p text:style-name="P4"><text:span text:style-name="T1">10</text:span></text:p>
            <text:p text:style-name="P4"><text:span text:style-name="T1">1029384756</text:span></text:p>
            <text:p text:style-name="P4"><text:span text:style-name="T1"/></text:p>
            <text:p text:style-name="P4"><text:span text:style-name="T1"><text:s text:c="2"/></text:span></text:p>
          </table:table-cell>
          <table:table-cell table:style-name="TableCell1">
            <text:p text:style-name="P4"><text:span text:style-name="T1">Case #1: 6</text:span></text:p>
            <text:p text:style-name="P4"><text:span text:style-name="T1">Case #2: 14</text:span></text:p>
            <text:p text:style-name="P4"><text:span text:style-name="T1">Case #3: 7</text:span></text:p>
            <text:p text:style-name="P4"><text:span text:style-name="T1">Case #4: 31</text:span></text:p>
            <text:p text:style-name="P4"><text:span text:style-name="T1"/></text:p>
            <text:p text:style-name="P4"><text:span text:style-name="T1"><text:s text:c="2"/></text:span></text:p>
          </table:table-cell>
        </table:table-row>
      </table:table>
      <text:p text:style-name="P2"><text:span text:style-name="T1">In the first sample case, Thanh can get a total beauty of 6, no matter how the wall is destroyed. On the first day, he can paint either section of wall with beauty score 3. At the end of the day, either the 1st section or the 4th section will be destroyed, but it does not matter which one. On the second day, he can paint the other section with beauty score 3.</text:span></text:p>
      <text:p text:style-name="P2"><text:span text:style-name="T1">In the second sample case, Thanh can get a total beauty of 14, by painting the leftmost section of wall (with beauty score 9). The only section of wall that can be destroyed is the rightmost one, since the leftmost one is painted. On the second day, he can paint the second leftmost section with beauty score 5. Then the last unpainted section of wall on the right is destroyed. Note that on the second day, Thanh cannot choose to paint the third section of wall (with beauty score 8), since it is not adjacent to any other painted sections.</text:span></text:p>
      <text:p text:style-name="P2"><text:span text:style-name="T1">In the third sample case, Thanh can get a total beauty of 7. He begins by painting the section in the middle (with beauty score 1). Whichever section is destroyed at the end of the day, he can paint the remaining wall at the start of the second da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894.3</meta:generator>
  </office:meta>
</office:document-meta>
</file>